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4965in"/>
    </style:style>
    <style:style style:name="Table1.B" style:family="table-column">
      <style:table-column-properties style:column-width="2.272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2861in"/>
    </style:style>
    <style:style style:name="Table1.E" style:family="table-column">
      <style:table-column-properties style:column-width="1.481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5554" officeooo:paragraph-rsid="001a5554"/>
    </style:style>
    <style:style style:name="P2" style:family="paragraph" style:parent-style-name="Standard">
      <style:text-properties fo:font-weight="bold" officeooo:rsid="00252589" officeooo:paragraph-rsid="00252589" style:font-weight-asian="bold" style:font-weight-complex="bold"/>
    </style:style>
    <style:style style:name="P3" style:family="paragraph" style:parent-style-name="Standard">
      <style:text-properties fo:font-weight="bold" officeooo:paragraph-rsid="002a2eff" style:font-weight-asian="bold" style:font-weight-complex="bold"/>
    </style:style>
    <style:style style:name="P4" style:family="paragraph" style:parent-style-name="Standard">
      <style:text-properties fo:font-weight="bold" officeooo:rsid="002a2eff" officeooo:paragraph-rsid="002a2eff" style:font-weight-asian="bold" style:font-weight-complex="bold"/>
    </style:style>
    <style:style style:name="P5" style:family="paragraph" style:parent-style-name="Standard">
      <style:text-properties fo:font-weight="bold" officeooo:rsid="002acf48" officeooo:paragraph-rsid="002acf48" style:font-weight-asian="bold" style:font-weight-complex="bold"/>
    </style:style>
    <style:style style:name="P6" style:family="paragraph" style:parent-style-name="Standard">
      <style:text-properties fo:font-weight="bold" officeooo:rsid="002d1748" officeooo:paragraph-rsid="002d1748" style:font-weight-asian="bold" style:font-weight-complex="bold"/>
    </style:style>
    <style:style style:name="P7" style:family="paragraph" style:parent-style-name="Standard">
      <style:text-properties fo:font-weight="bold" officeooo:rsid="002cbf4f" officeooo:paragraph-rsid="002cbf4f" style:font-weight-asian="bold" style:font-weight-complex="bold"/>
    </style:style>
    <style:style style:name="P8" style:family="paragraph" style:parent-style-name="Standard">
      <style:text-properties fo:font-weight="bold" officeooo:rsid="002e3c62" officeooo:paragraph-rsid="002e3c62" style:font-weight-asian="bold" style:font-weight-complex="bold"/>
    </style:style>
    <style:style style:name="P9" style:family="paragraph" style:parent-style-name="Standard">
      <style:text-properties fo:font-weight="bold" officeooo:rsid="002fabb2" officeooo:paragraph-rsid="002fabb2" style:font-weight-asian="bold" style:font-weight-complex="bold"/>
    </style:style>
    <style:style style:name="P10" style:family="paragraph" style:parent-style-name="Standard">
      <style:text-properties fo:font-weight="bold" officeooo:rsid="002e45de" officeooo:paragraph-rsid="002e45de" style:font-weight-asian="bold" style:font-weight-complex="bold"/>
    </style:style>
    <style:style style:name="P11" style:family="paragraph" style:parent-style-name="Standard">
      <style:text-properties fo:font-weight="bold" officeooo:rsid="0035618e" officeooo:paragraph-rsid="0035618e" style:font-weight-asian="bold" style:font-weight-complex="bold"/>
    </style:style>
    <style:style style:name="P12" style:family="paragraph" style:parent-style-name="Standard">
      <style:text-properties fo:font-weight="normal" officeooo:rsid="002acf48" officeooo:paragraph-rsid="002acf48" style:font-weight-asian="normal" style:font-weight-complex="normal"/>
    </style:style>
    <style:style style:name="P13" style:family="paragraph" style:parent-style-name="Standard">
      <style:text-properties fo:font-weight="normal" officeooo:rsid="002cbf4f" officeooo:paragraph-rsid="002cbf4f" style:font-weight-asian="normal" style:font-weight-complex="normal"/>
    </style:style>
    <style:style style:name="P14" style:family="paragraph" style:parent-style-name="Standard">
      <style:text-properties fo:font-weight="normal" officeooo:rsid="002d1748" officeooo:paragraph-rsid="002d1748" style:font-weight-asian="normal" style:font-weight-complex="normal"/>
    </style:style>
    <style:style style:name="P15" style:family="paragraph" style:parent-style-name="Standard">
      <style:text-properties fo:font-weight="normal" officeooo:rsid="002e3c62" officeooo:paragraph-rsid="002e3c62" style:font-weight-asian="normal" style:font-weight-complex="normal"/>
    </style:style>
    <style:style style:name="P16" style:family="paragraph" style:parent-style-name="Standard">
      <style:text-properties fo:font-weight="normal" officeooo:rsid="002e45de" officeooo:paragraph-rsid="002e45de" style:font-weight-asian="normal" style:font-weight-complex="normal"/>
    </style:style>
    <style:style style:name="P17" style:family="paragraph" style:parent-style-name="Standard">
      <style:text-properties fo:font-weight="normal" officeooo:rsid="002fabb2" officeooo:paragraph-rsid="002fabb2" style:font-weight-asian="normal" style:font-weight-complex="normal"/>
    </style:style>
    <style:style style:name="P18" style:family="paragraph" style:parent-style-name="Standard">
      <style:text-properties officeooo:rsid="002a2eff" officeooo:paragraph-rsid="002a2eff"/>
    </style:style>
    <style:style style:name="P19" style:family="paragraph" style:parent-style-name="Standard">
      <style:text-properties officeooo:rsid="0035618e" officeooo:paragraph-rsid="0035618e"/>
    </style:style>
    <style:style style:name="P20" style:family="paragraph" style:parent-style-name="Standard">
      <style:text-properties officeooo:rsid="003644e5" officeooo:paragraph-rsid="003644e5"/>
    </style:style>
    <style:style style:name="P21" style:family="paragraph" style:parent-style-name="Standard">
      <style:text-properties officeooo:rsid="00378fd3" officeooo:paragraph-rsid="00378fd3"/>
    </style:style>
    <style:style style:name="P22" style:family="paragraph" style:parent-style-name="Standard">
      <style:text-properties officeooo:rsid="00387aaa" officeooo:paragraph-rsid="00387aaa"/>
    </style:style>
    <style:style style:name="P23" style:family="paragraph" style:parent-style-name="Standard">
      <style:text-properties officeooo:rsid="0039cd05" officeooo:paragraph-rsid="0039cd05"/>
    </style:style>
    <style:style style:name="P24" style:family="paragraph" style:parent-style-name="Standard">
      <style:text-properties officeooo:rsid="003a5199" officeooo:paragraph-rsid="003a5199"/>
    </style:style>
    <style:style style:name="P25" style:family="paragraph" style:parent-style-name="Standard">
      <style:text-properties officeooo:rsid="003add3e" officeooo:paragraph-rsid="003add3e"/>
    </style:style>
    <style:style style:name="P26" style:family="paragraph" style:parent-style-name="Standard">
      <style:text-properties officeooo:rsid="003b343d" officeooo:paragraph-rsid="003b343d"/>
    </style:style>
    <style:style style:name="P27" style:family="paragraph" style:parent-style-name="Standard">
      <style:text-properties officeooo:rsid="003d147a" officeooo:paragraph-rsid="003d147a"/>
    </style:style>
    <style:style style:name="P28" style:family="paragraph" style:parent-style-name="Text_20_body">
      <style:text-properties officeooo:paragraph-rsid="003644e5"/>
    </style:style>
    <style:style style:name="P29" style:family="paragraph" style:parent-style-name="Text_20_body">
      <style:text-properties officeooo:paragraph-rsid="0039f94d"/>
    </style:style>
    <style:style style:name="P30" style:family="paragraph" style:parent-style-name="Heading_20_2">
      <style:text-properties officeooo:rsid="0035618e" officeooo:paragraph-rsid="003644e5"/>
    </style:style>
    <style:style style:name="P31" style:family="paragraph" style:parent-style-name="Heading_20_2">
      <style:text-properties officeooo:rsid="0035618e" officeooo:paragraph-rsid="0039f94d"/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officeooo:rsid="00434020" officeooo:paragraph-rsid="00434020"/>
    </style:style>
    <style:style style:name="P35" style:family="paragraph" style:parent-style-name="Table_20_Contents">
      <style:text-properties officeooo:rsid="00434020" officeooo:paragraph-rsid="0043c434"/>
    </style:style>
    <style:style style:name="P36" style:family="paragraph" style:parent-style-name="Table_20_Contents">
      <style:text-properties fo:font-weight="bold" officeooo:rsid="00434020" officeooo:paragraph-rsid="00434020" style:font-weight-asian="bold" style:font-weight-complex="bold"/>
    </style:style>
    <style:style style:name="P37" style:family="paragraph" style:parent-style-name="Table_20_Contents">
      <style:text-properties fo:font-weight="bold" officeooo:rsid="0043c434" officeooo:paragraph-rsid="0043c434" style:font-weight-asian="bold" style:font-weight-complex="bold"/>
    </style:style>
    <style:style style:name="P38" style:family="paragraph" style:parent-style-name="Table_20_Contents">
      <style:text-properties fo:font-weight="bold" officeooo:rsid="0045693a" officeooo:paragraph-rsid="0045693a" style:font-weight-asian="bold" style:font-weight-complex="bold"/>
    </style:style>
    <style:style style:name="P39" style:family="paragraph" style:parent-style-name="Table_20_Contents">
      <style:text-properties officeooo:rsid="0043c434" officeooo:paragraph-rsid="0043c434"/>
    </style:style>
    <style:style style:name="P40" style:family="paragraph" style:parent-style-name="Table_20_Contents">
      <style:text-properties officeooo:rsid="0045693a" officeooo:paragraph-rsid="004569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749e0"/>
    </style:style>
    <style:style style:name="T3" style:family="text">
      <style:text-properties officeooo:rsid="002a2eff"/>
    </style:style>
    <style:style style:name="T4" style:family="text">
      <style:text-properties officeooo:rsid="002d1748"/>
    </style:style>
    <style:style style:name="T5" style:family="text">
      <style:text-properties officeooo:rsid="002dd04c"/>
    </style:style>
    <style:style style:name="T6" style:family="text">
      <style:text-properties officeooo:rsid="002e3c62"/>
    </style:style>
    <style:style style:name="T7" style:family="text">
      <style:text-properties officeooo:rsid="00315514"/>
    </style:style>
    <style:style style:name="T8" style:family="text">
      <style:text-properties officeooo:rsid="0033514d"/>
    </style:style>
    <style:style style:name="T9" style:family="text">
      <style:text-properties officeooo:rsid="003feb8c"/>
    </style:style>
    <style:style style:name="T10" style:family="text">
      <style:text-properties officeooo:rsid="0043c434"/>
    </style:style>
    <style:style style:name="T11" style:family="text">
      <style:text-properties officeooo:rsid="0045c81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115_782401875" text:style-name="Index_20_Link" text:visited-style-name="Index_20_Link">Buffer management in video driver : ex: vivi driver<text:tab/>2</text:a></text:p>
          <text:p text:style-name="P32"><text:a xlink:type="simple" xlink:href="#__RefHeading__117_782401875" text:style-name="Index_20_Link" text:visited-style-name="Index_20_Link">Step 1: Kernel version , Driver location<text:tab/>2</text:a></text:p>
          <text:p text:style-name="P32"><text:a xlink:type="simple" xlink:href="#__RefHeading__119_782401875" text:style-name="Index_20_Link" text:visited-style-name="Index_20_Link">Step 2: Initialize queue<text:tab/>2</text:a></text:p>
          <text:p text:style-name="P32"><text:a xlink:type="simple" xlink:href="#__RefHeading__121_782401875" text:style-name="Index_20_Link" text:visited-style-name="Index_20_Link">Step 3: vb2 ops<text:tab/>2</text:a></text:p>
          <text:p text:style-name="P32"><text:a xlink:type="simple" xlink:href="#__RefHeading__123_782401875" text:style-name="Index_20_Link" text:visited-style-name="Index_20_Link">Step 4: v4l2 ioctl ops<text:tab/>4</text:a></text:p>
          <text:p text:style-name="P32"><text:a xlink:type="simple" xlink:href="#__RefHeading__125_782401875" text:style-name="Index_20_Link" text:visited-style-name="Index_20_Link">Step 5: vb2_ioctl_reqbufs<text:tab/>4</text:a></text:p>
          <text:p text:style-name="P32"><text:a xlink:type="simple" xlink:href="#__RefHeading__127_782401875" text:style-name="Index_20_Link" text:visited-style-name="Index_20_Link">Step 6: vb2_ioctl_querybuf<text:tab/>6</text:a></text:p>
          <text:p text:style-name="P32"><text:a xlink:type="simple" xlink:href="#__RefHeading__129_782401875" text:style-name="Index_20_Link" text:visited-style-name="Index_20_Link">Step 7: vb2_ioctl_qbuf<text:tab/>8</text:a></text:p>
          <text:p text:style-name="P32"><text:a xlink:type="simple" xlink:href="#__RefHeading__131_782401875" text:style-name="Index_20_Link" text:visited-style-name="Index_20_Link">Step 8: vb2_ioctl_dqbuf<text:tab/>10</text:a></text:p>
          <text:p text:style-name="P32"><text:a xlink:type="simple" xlink:href="#__RefHeading__133_782401875" text:style-name="Index_20_Link" text:visited-style-name="Index_20_Link">Step 9: vb2_ioctl_streamon<text:tab/>12</text:a></text:p>
          <text:p text:style-name="P32"><text:a xlink:type="simple" xlink:href="#__RefHeading__135_782401875" text:style-name="Index_20_Link" text:visited-style-name="Index_20_Link">Step 9: vb2_ioctl_streamoff<text:tab/>14</text:a></text:p>
          <text:p text:style-name="P32"><text:a xlink:type="simple" xlink:href="#__RefHeading__139_782401875" text:style-name="Index_20_Link" text:visited-style-name="Index_20_Link">Step 10: Call back Table<text:tab/>16</text:a></text:p>
        </text:index-body>
      </text:table-of-content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115_782401875"/>Buffer management <text:s/>in video driver : ex: vivi driver<text:bookmark-end text:name="__RefHeading__115_782401875"/></text:h>
      <text:p text:style-name="P1"/>
      <text:h text:style-name="Heading_20_2" text:outline-level="2"><text:bookmark-start text:name="__RefHeading__117_782401875"/>Step 1: Kernel version , Driver location<text:bookmark-end text:name="__RefHeading__117_782401875"/></text:h>
      <text:p text:style-name="P2"/>
      <text:p text:style-name="Standard">VERSION = 3</text:p>
      <text:p text:style-name="Standard">PATCHLEVEL = 16</text:p>
      <text:p text:style-name="Standard">SUBLEVEL = 71</text:p>
      <text:p text:style-name="Standard">EXTRAVERSION =</text:p>
      <text:p text:style-name="Standard"><text:span text:style-name="T2">Kernel Version: </text:span><text:span text:style-name="T1">3.16.71</text:span></text:p>
      <text:p text:style-name="Standard"><text:span text:style-name="T3">D</text:span>river location: <text:span text:style-name="T1">drivers/media/platform/vivi.c</text:span></text:p>
      <text:p text:style-name="Standard"/>
      <text:h text:style-name="Heading_20_2" text:outline-level="2"><text:bookmark-start text:name="__RefHeading__119_782401875"/>Step 2: <text:s/><text:span text:style-name="T3">I</text:span>nitialize queue<text:bookmark-end text:name="__RefHeading__119_782401875"/></text:h>
      <text:p text:style-name="P3"/>
      <text:p text:style-name="P6">struct vb2_queue *q;</text:p>
      <text:p text:style-name="Standard">/* initialize queue */</text:p>
      <text:p text:style-name="Standard"><text:s text:c="8"/>q = &amp;dev-&gt;vb_vidq;</text:p>
      <text:p text:style-name="Standard"><text:s text:c="8"/>q-&gt;type = V4L2_BUF_TYPE_VIDEO_CAPTURE;</text:p>
      <text:p text:style-name="Standard"><text:s text:c="8"/>q-&gt;io_modes = VB2_MMAP | VB2_USERPTR | VB2_DMABUF | VB2_READ;</text:p>
      <text:p text:style-name="Standard"><text:s text:c="8"/>q-&gt;drv_priv = dev;</text:p>
      <text:p text:style-name="Standard"><text:s text:c="8"/>q-&gt;buf_struct_size = sizeof(struct vivi_buffer);</text:p>
      <text:p text:style-name="Standard"><text:s text:c="8"/>q-&gt;ops = &amp;<text:span text:style-name="T1">vivi_video_qops</text:span>;</text:p>
      <text:p text:style-name="Standard"><text:s text:c="8"/>q-&gt;mem_ops = &amp;<text:span text:style-name="T1">vb2_vmalloc_memops</text:span>;</text:p>
      <text:p text:style-name="Standard"><text:s text:c="8"/>q-&gt;timestamp_flags = V4L2_BUF_FLAG_TIMESTAMP_MONOTONIC;</text:p>
      <text:p text:style-name="Standard"></text:p>
      <text:p text:style-name="Standard"><text:s text:c="8"/>ret = <text:span text:style-name="T1">vb2_queue_init(</text:span>q);</text:p>
      <text:p text:style-name="Standard"><text:s text:c="5"/></text:p>
      <text:p text:style-name="P18"/>
      <text:h text:style-name="Heading_20_2" text:outline-level="2"><text:bookmark-start text:name="__RefHeading__121_782401875"/>Step 3: <text:span text:style-name="T9">vb2 ops</text:span><text:bookmark-end text:name="__RefHeading__121_782401875"/></text:h>
      <text:p text:style-name="P4"/>
      <text:p text:style-name="P12">static const struct vb2_ops <text:span text:style-name="T1">vivi_video_qops</text:span> = {</text:p>
      <text:p text:style-name="P12"><text:s text:c="8"/>.queue_setup <text:s text:c="11"/>= queue_setup,</text:p>
      <text:p text:style-name="P12"><text:s text:c="8"/>.buf_prepare <text:s text:c="11"/>= buffer_prepare,</text:p>
      <text:p text:style-name="P12"><text:s text:c="8"/>.buf_queue <text:s text:c="13"/>= buffer_queue,</text:p>
      <text:p text:style-name="P12"><text:s text:c="8"/>.start_streaming <text:s text:c="7"/>= start_streaming,</text:p>
      <text:p text:style-name="P12"><text:s text:c="8"/>.stop_streaming <text:s text:c="7"/>= stop_streaming,</text:p>
      <text:p text:style-name="P12"><text:s text:c="8"/>.wait_prepare <text:s text:c="10"/>= vivi_unlock,</text:p>
      <text:p text:style-name="P12"><text:s text:c="8"/>.wait_finish <text:s text:c="13"/>= vivi_lock,</text:p>
      <text:p text:style-name="P12">};</text:p>
      <text:p text:style-name="P12"><text:soft-page-break/></text:p>
      <text:p text:style-name="P5">static int queue_setup(struct vb2_queue *vq, const struct v4l2_format *fmt,</text:p>
      <text:p text:style-name="P5"><text:s text:c="32"/>unsigned int *nbuffers, unsigned int *nplanes,</text:p>
      <text:p text:style-name="P5"><text:s text:c="32"/>unsigned int sizes[], void *alloc_ctxs[])</text:p>
      <text:p text:style-name="P12">{</text:p>
      <text:p text:style-name="P12"><text:tab/>//should say: number of buffers, number of planes, each buffer size</text:p>
      <text:p text:style-name="P12">}</text:p>
      <text:p text:style-name="P12"/>
      <text:p text:style-name="P7">static int buffer_prepare(struct vb2_buffer *vb)</text:p>
      <text:p text:style-name="P13">{</text:p>
      <text:p text:style-name="P13"><text:tab/>//check and verify the buffer size(returned by videobuffer), with pre <text:span text:style-name="T4">calculated</text:span> buffer size</text:p>
      <text:p text:style-name="P13"><text:s/><text:tab/>if (vb2_plane_size(vb, 0) &lt; size) {</text:p>
      <text:p text:style-name="P13"><text:s text:c="16"/>dprintk(dev, 1, "%s data will not fit into plane (%lu &lt; %lu)\n",</text:p>
      <text:p text:style-name="P13"><text:s text:c="32"/>__func__, vb2_plane_size(vb, 0), size);</text:p>
      <text:p text:style-name="P13"><text:s text:c="16"/>return -EINVAL;</text:p>
      <text:p text:style-name="P13"><text:s text:c="8"/>}</text:p>
      <text:p text:style-name="P13"> <text:s text:c="7"/><text:span text:style-name="T1">vb2_set_plane_payload(&amp;buf-&gt;vb, 0, size);</text:span></text:p>
      <text:p text:style-name="P13"><text:s/>}</text:p>
      <text:p text:style-name="P13"/>
      <text:p text:style-name="P6">static void buffer_queue(struct vb2_buffer *vb)</text:p>
      <text:p text:style-name="P14"><text:span text:style-name="T1">{</text:span></text:p>
      <text:p text:style-name="P14"><text:s text:c="8"/>struct vivi_dev *dev = vb2_get_drv_priv(vb-&gt;vb2_queue);</text:p>
      <text:p text:style-name="P14"><text:s text:c="8"/>struct vivi_buffer *buf = container_of(vb, struct vivi_buffer, vb);</text:p>
      <text:p text:style-name="P14"><text:s text:c="8"/>struct vivi_dmaqueue *vidq = &amp;dev-&gt;vidq;</text:p>
      <text:p text:style-name="P14"><text:s text:c="8"/>unsigned long flags = 0;</text:p>
      <text:p text:style-name="P14"></text:p>
      <text:p text:style-name="P14"><text:s text:c="8"/>dprintk(dev, 1, "%s\n", __func__);</text:p>
      <text:p text:style-name="P14"></text:p>
      <text:p text:style-name="P14"><text:s text:c="8"/>spin_lock_irqsave(&amp;dev-&gt;slock, flags);</text:p>
      <text:p text:style-name="P14"><text:s text:c="8"/><text:span text:style-name="T1">list_add_tail(&amp;buf-&gt;list, &amp;vidq-&gt;active);</text:span></text:p>
      <text:p text:style-name="P14"><text:s text:c="8"/>spin_unlock_irqrestore(&amp;dev-&gt;slock, flags);</text:p>
      <text:p text:style-name="P14">}</text:p>
      <text:p text:style-name="P13"/>
      <text:p text:style-name="P6">static int start_streaming(struct vb2_queue *vq, unsigned int count)</text:p>
      <text:p text:style-name="P14">{</text:p>
      <text:p text:style-name="P14"><text:s text:c="8"/>struct vivi_dev *dev = vb2_get_drv_priv(vq);</text:p>
      <text:p text:style-name="P14"><text:s text:c="8"/>int err;</text:p>
      <text:p text:style-name="P14"></text:p>
      <text:p text:style-name="P14"><text:s text:c="8"/>dprintk(dev, 1, "%s\n", __func__);</text:p>
      <text:p text:style-name="P14"><text:s text:c="8"/>dev-&gt;seq_count = 0;</text:p>
      <text:p text:style-name="P14"><text:s text:c="8"/>err = vivi_start_generating(dev);</text:p>
      <text:p text:style-name="P14"><text:s text:c="8"/>if (err) {</text:p>
      <text:p text:style-name="P14"><text:s text:c="16"/>struct vivi_buffer *buf, *tmp;</text:p>
      <text:p text:style-name="P14"></text:p>
      <text:p text:style-name="P14"><text:s text:c="16"/>list_for_each_entry_safe(buf, tmp, &amp;dev-&gt;vidq.active, list) {</text:p>
      <text:p text:style-name="P14"><text:s text:c="24"/>list_del(&amp;buf-&gt;list);</text:p>
      <text:p text:style-name="P14"><text:s text:c="24"/><text:span text:style-name="T1">vb2_buffer_done(&amp;buf-&gt;vb, VB2_BUF_STATE_QUEUED);</text:span></text:p>
      <text:p text:style-name="P14"><text:s text:c="16"/>}</text:p>
      <text:p text:style-name="P14"><text:s text:c="8"/>}</text:p>
      <text:p text:style-name="P14"><text:soft-page-break/><text:s text:c="8"/>return err;</text:p>
      <text:p text:style-name="P14">}</text:p>
      <text:p text:style-name="P14"></text:p>
      <text:p text:style-name="P14">/* abort streaming and wait for last buffer */</text:p>
      <text:p text:style-name="P6">static void stop_streaming(struct vb2_queue *vq)</text:p>
      <text:p text:style-name="P14">{</text:p>
      <text:p text:style-name="P14"><text:s text:c="8"/>struct vivi_dev *dev = vb2_get_drv_priv(vq);</text:p>
      <text:p text:style-name="P14"><text:s text:c="8"/>dprintk(dev, 1, "%s\n", __func__);</text:p>
      <text:p text:style-name="P14"><text:s text:c="8"/>vivi_stop_generating(dev);</text:p>
      <text:p text:style-name="P14">}</text:p>
      <text:p text:style-name="P13"/>
      <text:p text:style-name="P5">static void vivi_lock(struct vb2_queue *vq)</text:p>
      <text:p text:style-name="P12">{</text:p>
      <text:p text:style-name="P12"><text:s text:c="8"/>struct vivi_dev *dev = vb2_get_drv_priv(vq);</text:p>
      <text:p text:style-name="P12"><text:s text:c="8"/>mutex_lock(&amp;dev-&gt;mutex);</text:p>
      <text:p text:style-name="P12">}</text:p>
      <text:p text:style-name="P12"></text:p>
      <text:p text:style-name="P5">static void vivi_unlock(struct vb2_queue *vq)</text:p>
      <text:p text:style-name="P12">{</text:p>
      <text:p text:style-name="P12"><text:s text:c="8"/>struct vivi_dev *dev = vb2_get_drv_priv(vq);</text:p>
      <text:p text:style-name="P12"><text:s text:c="8"/>mutex_unlock(&amp;dev-&gt;mutex);</text:p>
      <text:p text:style-name="P12">}</text:p>
      <text:p text:style-name="P12"/>
      <text:p text:style-name="P12"/>
      <text:h text:style-name="Heading_20_2" text:outline-level="2"><text:bookmark-start text:name="__RefHeading__123_782401875"/>Step <text:span text:style-name="T5">4</text:span>: <text:span text:style-name="T9">v4l2 ioctl ops</text:span><text:bookmark-end text:name="__RefHeading__123_782401875"/></text:h>
      <text:p text:style-name="P6"/>
      <text:p text:style-name="P15">static const struct v4l2_ioctl_ops vivi_ioctl_ops = {</text:p>
      <text:p text:style-name="P15"><text:s text:c="8"/></text:p>
      <text:p text:style-name="P15"><text:s text:c="8"/>.vidioc_reqbufs <text:s text:c="6"/>= vb2_ioctl_reqbufs,</text:p>
      <text:p text:style-name="P15"><text:s text:c="8"/>.vidioc_create_bufs <text:s text:c="2"/>= vb2_ioctl_create_bufs,</text:p>
      <text:p text:style-name="P15"><text:s text:c="8"/>.vidioc_prepare_buf <text:s text:c="2"/>= vb2_ioctl_prepare_buf,</text:p>
      <text:p text:style-name="P15"><text:s text:c="8"/>.vidioc_querybuf <text:s text:c="5"/>= vb2_ioctl_querybuf,</text:p>
      <text:p text:style-name="P15"><text:s text:c="8"/>.vidioc_qbuf <text:s text:c="9"/>= vb2_ioctl_qbuf,</text:p>
      <text:p text:style-name="P15"><text:s text:c="8"/>.vidioc_dqbuf <text:s text:c="8"/>= vb2_ioctl_dqbuf,</text:p>
      <text:p text:style-name="P15"/>
      <text:p text:style-name="P15"><text:s text:c="8"/>.vidioc_streamon <text:s text:c="5"/>= vb2_ioctl_streamon,</text:p>
      <text:p text:style-name="P15"><text:s text:c="8"/>.vidioc_streamoff <text:s text:c="4"/>= vb2_ioctl_streamoff, <text:s text:c="4"/></text:p>
      <text:p text:style-name="P15">};</text:p>
      <text:p text:style-name="P15"/>
      <text:p text:style-name="P8">file: drivers/media/v4l2-core/videobuf2-core.c</text:p>
      <text:p text:style-name="P15"/>
      <text:p text:style-name="P15"/>
      <text:h text:style-name="Heading_20_2" text:outline-level="2"><text:bookmark-start text:name="__RefHeading__125_782401875"/>Step 5: <text:span text:style-name="T6">vb2_ioctl_reqbufs</text:span><text:bookmark-end text:name="__RefHeading__125_782401875"/></text:h>
      <text:p text:style-name="P17"/>
      <text:p text:style-name="P8">int vb2_ioctl_reqbufs(struct file *file, void *priv, <text:s text:c="2"/>struct v4l2_requestbuffers *p)</text:p>
      <text:p text:style-name="P15">{</text:p>
      <text:p text:style-name="P15"><text:soft-page-break/><text:s text:c="8"/>struct video_device *vdev = video_devdata(file);</text:p>
      <text:p text:style-name="P15"><text:s text:c="8"/>int res = __verify_memory_type(vdev-&gt;queue, p-&gt;memory, p-&gt;type);</text:p>
      <text:p text:style-name="P15"></text:p>
      <text:p text:style-name="P15"><text:s text:c="8"/>if (res)</text:p>
      <text:p text:style-name="P15"><text:s text:c="16"/>return res;</text:p>
      <text:p text:style-name="P15"><text:s text:c="8"/>if (vb2_queue_is_busy(vdev, file))</text:p>
      <text:p text:style-name="P15"><text:s text:c="16"/>return -EBUSY;</text:p>
      <text:p text:style-name="P15"><text:s text:c="8"/>res = <text:span text:style-name="T1">__reqbufs</text:span>(vdev-&gt;queue, p);</text:p>
      <text:p text:style-name="P15"><text:s text:c="8"/>/* If count == 0, then the owner has released all buffers and he</text:p>
      <text:p text:style-name="P15"><text:s text:c="11"/>is no longer owner of the queue. Otherwise we have a new owner. */</text:p>
      <text:p text:style-name="P15"><text:s text:c="8"/>if (res == 0)</text:p>
      <text:p text:style-name="P15"><text:s text:c="16"/>vdev-&gt;queue-&gt;owner = p-&gt;count ? file-&gt;private_data : NULL;</text:p>
      <text:p text:style-name="P15"><text:s text:c="8"/>return res;</text:p>
      <text:p text:style-name="P15">}</text:p>
      <text:p text:style-name="P15"/>
      <text:p text:style-name="P15">EXPORT_SYMBOL_GPL(vb2_ioctl_reqbufs);</text:p>
      <text:p text:style-name="P15"/>
      <text:p text:style-name="P15"/>
      <text:p text:style-name="P8">static int __reqbufs(struct vb2_queue *q, struct v4l2_requestbuffers *req)</text:p>
      <text:p text:style-name="P15">{</text:p>
      <text:p text:style-name="P15"><text:s text:c="8"/>/*</text:p>
      <text:p text:style-name="P15"><text:s text:c="9"/>* Make sure the requested values and current defaults are sane.</text:p>
      <text:p text:style-name="P15"><text:s text:c="9"/>*/</text:p>
      <text:p text:style-name="P15"><text:s text:c="8"/>num_buffers = min_t(unsigned int, req-&gt;count, VIDEO_MAX_FRAME);</text:p>
      <text:p text:style-name="P15"><text:s text:c="8"/>num_buffers = max_t(unsigned int, num_buffers, q-&gt;min_buffers_needed);</text:p>
      <text:p text:style-name="P15"><text:s text:c="8"/>memset(q-&gt;plane_sizes, 0, sizeof(q-&gt;plane_sizes));</text:p>
      <text:p text:style-name="P15"><text:s text:c="8"/>memset(q-&gt;alloc_ctx, 0, sizeof(q-&gt;alloc_ctx));</text:p>
      <text:p text:style-name="P15"><text:s text:c="8"/>q-&gt;memory = req-&gt;memory;</text:p>
      <text:p text:style-name="P15"></text:p>
      <text:p text:style-name="P15"><text:s text:c="8"/>/*</text:p>
      <text:p text:style-name="P15"><text:s text:c="9"/>* Ask the driver how many buffers and planes per buffer it requires.</text:p>
      <text:p text:style-name="P15"><text:s text:c="9"/>* Driver also sets the size and allocator context for each plane.</text:p>
      <text:p text:style-name="P15"><text:s text:c="9"/>*/</text:p>
      <text:p text:style-name="P15"><text:s text:c="8"/>ret = call_qop(q, <text:span text:style-name="T1">queue_setup</text:span>, q, NULL, &amp;num_buffers, &amp;num_planes,</text:p>
      <text:p text:style-name="P15"><text:s text:c="23"/>q-&gt;plane_sizes, q-&gt;alloc_ctx);</text:p>
      <text:p text:style-name="P15"><text:s text:c="8"/>if (ret)</text:p>
      <text:p text:style-name="P15"><text:s text:c="16"/>return ret;</text:p>
      <text:p text:style-name="P15"/>
      <text:p text:style-name="P15"><text:s text:c="8"/>/* Finally, allocate buffers and video memory */</text:p>
      <text:p text:style-name="P15"><text:s text:c="8"/>allocated_buffers = <text:span text:style-name="T1">__vb2_queue_alloc</text:span>(q, req-&gt;memory, num_buffers, num_planes);</text:p>
      <text:p text:style-name="P15"><text:s text:c="8"/>if (allocated_buffers == 0) {</text:p>
      <text:p text:style-name="P15"><text:s text:c="16"/>dprintk(1, "memory allocation failed\n");</text:p>
      <text:p text:style-name="P15"><text:s text:c="16"/>return -ENOMEM;</text:p>
      <text:p text:style-name="P15"><text:s text:c="8"/>}</text:p>
      <text:p text:style-name="P15"><text:s text:c="9"/>q-&gt;num_buffers = allocated_buffers;</text:p>
      <text:p text:style-name="P15"><text:s text:c="9"/>/*</text:p>
      <text:p text:style-name="P15"><text:s text:c="9"/>* Return the number of successfully allocated buffers</text:p>
      <text:p text:style-name="P15"><text:s text:c="9"/>* to the userspace.</text:p>
      <text:p text:style-name="P15"><text:s text:c="9"/>*/</text:p>
      <text:p text:style-name="P15"><text:soft-page-break/><text:s text:c="8"/>req-&gt;count = allocated_buffers;</text:p>
      <text:p text:style-name="P15"><text:s text:c="8"/>q-&gt;waiting_for_buffers = !V4L2_TYPE_IS_OUTPUT(q-&gt;type);</text:p>
      <text:p text:style-name="P15"></text:p>
      <text:p text:style-name="P15"><text:s text:c="8"/>return 0;</text:p>
      <text:p text:style-name="P15">}</text:p>
      <text:p text:style-name="P15"/>
      <text:h text:style-name="Heading_20_2" text:outline-level="2"><text:bookmark-start text:name="__RefHeading__127_782401875"/>Step 6: <text:span text:style-name="T6">vb2_ioctl_querybuf</text:span><text:bookmark-end text:name="__RefHeading__127_782401875"/></text:h>
      <text:p text:style-name="P9"/>
      <text:p text:style-name="P10">int vb2_ioctl_querybuf(struct file *file, void *priv, struct v4l2_buffer *p)</text:p>
      <text:p text:style-name="P16">{</text:p>
      <text:p text:style-name="P16"><text:s text:c="8"/>struct video_device *vdev = video_devdata(file);</text:p>
      <text:p text:style-name="P16"></text:p>
      <text:p text:style-name="P16"><text:s text:c="8"/>/* No need to call vb2_queue_is_busy(), anyone can query buffers. */</text:p>
      <text:p text:style-name="P16"><text:s text:c="8"/>return vb2_querybuf(vdev-&gt;queue, p);</text:p>
      <text:p text:style-name="P16">}</text:p>
      <text:p text:style-name="P16">EXPORT_SYMBOL_GPL(vb2_ioctl_querybuf);</text:p>
      <text:p text:style-name="P16"/>
      <text:p text:style-name="P10">int vb2_querybuf(struct vb2_queue *q, struct v4l2_buffer *b)</text:p>
      <text:p text:style-name="P16">{</text:p>
      <text:p text:style-name="P16"><text:s text:c="8"/>struct vb2_buffer *vb;</text:p>
      <text:p text:style-name="P16"><text:s text:c="8"/>int ret;</text:p>
      <text:p text:style-name="P16"></text:p>
      <text:p text:style-name="P16"><text:s text:c="8"/>if (b-&gt;type != q-&gt;type) {</text:p>
      <text:p text:style-name="P16"><text:s text:c="16"/>dprintk(1, "wrong buffer type\n");</text:p>
      <text:p text:style-name="P16"><text:s text:c="16"/>return -EINVAL;</text:p>
      <text:p text:style-name="P16"><text:s text:c="8"/>}</text:p>
      <text:p text:style-name="P16"></text:p>
      <text:p text:style-name="P16"><text:s text:c="8"/>if (b-&gt;index &gt;= q-&gt;num_buffers) {</text:p>
      <text:p text:style-name="P16"><text:s text:c="16"/>dprintk(1, "buffer index out of range\n");</text:p>
      <text:p text:style-name="P16"><text:s text:c="16"/>return -EINVAL;</text:p>
      <text:p text:style-name="P16"><text:s text:c="8"/>}</text:p>
      <text:p text:style-name="P16"><text:s text:c="8"/>vb = q-&gt;bufs[b-&gt;index];</text:p>
      <text:p text:style-name="P16"><text:s text:c="8"/>ret = __verify_planes_array(vb, b);</text:p>
      <text:p text:style-name="P16"><text:s text:c="8"/>if (!ret)</text:p>
      <text:p text:style-name="P16"><text:s text:c="16"/>__fill_v4l2_buffer(vb, b);</text:p>
      <text:p text:style-name="P16"><text:s text:c="8"/>return ret;</text:p>
      <text:p text:style-name="P16">}</text:p>
      <text:p text:style-name="P16">EXPORT_SYMBOL(vb2_querybuf);</text:p>
      <text:p text:style-name="P16"/>
      <text:p text:style-name="P10">static void __fill_v4l2_buffer(struct vb2_buffer *vb, struct v4l2_buffer *b)</text:p>
      <text:p text:style-name="P16">{</text:p>
      <text:p text:style-name="P16"><text:s text:c="8"/>struct vb2_queue *q = vb-&gt;vb2_queue;</text:p>
      <text:p text:style-name="P16"></text:p>
      <text:p text:style-name="P16"><text:s text:c="8"/>/* Copy back data such as timestamp, flags, etc. */</text:p>
      <text:p text:style-name="P16"><text:s text:c="8"/>memcpy(b, &amp;vb-&gt;v4l2_buf, offsetof(struct v4l2_buffer, m));</text:p>
      <text:p text:style-name="P16"><text:s text:c="8"/>b-&gt;reserved2 = vb-&gt;v4l2_buf.reserved2;</text:p>
      <text:p text:style-name="P16"><text:s text:c="8"/>b-&gt;reserved = vb-&gt;v4l2_buf.reserved;</text:p>
      <text:p text:style-name="P16"><text:soft-page-break/></text:p>
      <text:p text:style-name="P16"><text:s text:c="8"/>if (V4L2_TYPE_IS_MULTIPLANAR(q-&gt;type)) {</text:p>
      <text:p text:style-name="P16"><text:s text:c="16"/>/*</text:p>
      <text:p text:style-name="P16"><text:s text:c="17"/>* Fill in plane-related data if userspace provided an array</text:p>
      <text:p text:style-name="P16"><text:s text:c="17"/>* for it. The caller has already verified memory and size.</text:p>
      <text:p text:style-name="P16"><text:s text:c="17"/>*/</text:p>
      <text:p text:style-name="P16"><text:s text:c="16"/>b-&gt;length = vb-&gt;num_planes;</text:p>
      <text:p text:style-name="P16"><text:s text:c="16"/>memcpy(b-&gt;m.planes, vb-&gt;v4l2_planes,</text:p>
      <text:p text:style-name="P16"><text:s text:c="24"/>b-&gt;length * sizeof(struct v4l2_plane));</text:p>
      <text:p text:style-name="P16"><text:s text:c="8"/>} else {</text:p>
      <text:p text:style-name="P16"><text:s text:c="16"/>/*</text:p>
      <text:p text:style-name="P16"><text:s text:c="17"/>* We use length and offset in v4l2_planes array even for</text:p>
      <text:p text:style-name="P16"><text:s text:c="17"/>* single-planar buffers, but userspace does not.</text:p>
      <text:p text:style-name="P16"><text:s text:c="17"/>*/</text:p>
      <text:p text:style-name="P16"><text:s text:c="16"/>b-&gt;length = vb-&gt;v4l2_planes[0].length;</text:p>
      <text:p text:style-name="P16"><text:s text:c="16"/>b-&gt;bytesused = vb-&gt;v4l2_planes[0].bytesused;</text:p>
      <text:p text:style-name="P16"><text:s text:c="16"/>if (q-&gt;memory == V4L2_MEMORY_MMAP)</text:p>
      <text:p text:style-name="P16"><text:tab/> <text:s text:c="13"/>b-&gt;m.offset = vb-&gt;v4l2_planes[0].m.mem_offset;</text:p>
      <text:p text:style-name="P16"><text:s text:c="16"/>else if (q-&gt;memory == V4L2_MEMORY_USERPTR)</text:p>
      <text:p text:style-name="P16"><text:s text:c="24"/>b-&gt;m.userptr = vb-&gt;v4l2_planes[0].m.userptr;</text:p>
      <text:p text:style-name="P16"><text:s text:c="16"/>else if (q-&gt;memory == V4L2_MEMORY_DMABUF)</text:p>
      <text:p text:style-name="P16"><text:s text:c="24"/>b-&gt;m.fd = vb-&gt;v4l2_planes[0].m.fd;</text:p>
      <text:p text:style-name="P16"><text:s text:c="8"/>}</text:p>
      <text:p text:style-name="P16"></text:p>
      <text:p text:style-name="P16"><text:s text:c="8"/>/*</text:p>
      <text:p text:style-name="P16"><text:s text:c="9"/>* Clear any buffer state related flags.</text:p>
      <text:p text:style-name="P16"><text:s text:c="9"/>*/</text:p>
      <text:p text:style-name="P16"><text:s text:c="8"/>b-&gt;flags &amp;= ~V4L2_BUFFER_MASK_FLAGS;</text:p>
      <text:p text:style-name="P16"><text:s text:c="8"/>b-&gt;flags |= q-&gt;timestamp_flags &amp; V4L2_BUF_FLAG_TIMESTAMP_MASK;</text:p>
      <text:p text:style-name="P16"><text:s text:c="8"/>if ((q-&gt;timestamp_flags &amp; V4L2_BUF_FLAG_TIMESTAMP_MASK) !=</text:p>
      <text:p text:style-name="P16"><text:s text:c="12"/>V4L2_BUF_FLAG_TIMESTAMP_COPY) {</text:p>
      <text:p text:style-name="P16"><text:s text:c="16"/>/*</text:p>
      <text:p text:style-name="P16"><text:s text:c="17"/>* For non-COPY timestamps, drop timestamp source bits</text:p>
      <text:p text:style-name="P16"><text:s text:c="17"/>* and obtain the timestamp source from the queue.</text:p>
      <text:p text:style-name="P16"><text:s text:c="17"/>*/</text:p>
      <text:p text:style-name="P16"><text:s text:c="16"/>b-&gt;flags &amp;= ~V4L2_BUF_FLAG_TSTAMP_SRC_MASK;</text:p>
      <text:p text:style-name="P16"><text:s text:c="16"/>b-&gt;flags |= q-&gt;timestamp_flags &amp; V4L2_BUF_FLAG_TSTAMP_SRC_MASK;</text:p>
      <text:p text:style-name="P16"><text:s text:c="8"/>}</text:p>
      <text:p text:style-name="P16"></text:p>
      <text:p text:style-name="P16"><text:s text:c="8"/>switch (vb-&gt;state) {</text:p>
      <text:p text:style-name="P16"><text:s text:c="8"/>case VB2_BUF_STATE_QUEUED:</text:p>
      <text:p text:style-name="P16"><text:s text:c="8"/>case VB2_BUF_STATE_ACTIVE:</text:p>
      <text:p text:style-name="P16"><text:s text:c="16"/>b-&gt;flags |= V4L2_BUF_FLAG_QUEUED;</text:p>
      <text:p text:style-name="P16"><text:s text:c="16"/>break;</text:p>
      <text:p text:style-name="P16"><text:s text:c="8"/>case VB2_BUF_STATE_ERROR:</text:p>
      <text:p text:style-name="P16"><text:s text:c="16"/>b-&gt;flags |= V4L2_BUF_FLAG_ERROR;</text:p>
      <text:p text:style-name="P16"><text:s text:c="16"/>/* fall through */</text:p>
      <text:p text:style-name="P16"><text:s text:c="8"/>case VB2_BUF_STATE_DONE:</text:p>
      <text:p text:style-name="P17"><text:s text:c="16"/>b-&gt;flags |= V4L2_BUF_FLAG_DONE;</text:p>
      <text:p text:style-name="P17"><text:soft-page-break/><text:s text:c="16"/>break;</text:p>
      <text:p text:style-name="P17"><text:s text:c="8"/>case VB2_BUF_STATE_PREPARED:</text:p>
      <text:p text:style-name="P17"><text:s text:c="16"/>b-&gt;flags |= V4L2_BUF_FLAG_PREPARED;</text:p>
      <text:p text:style-name="P17"><text:s text:c="16"/>break;</text:p>
      <text:p text:style-name="P17"><text:s text:c="8"/>case VB2_BUF_STATE_PREPARING:</text:p>
      <text:p text:style-name="P17"><text:s text:c="8"/>case VB2_BUF_STATE_DEQUEUED:</text:p>
      <text:p text:style-name="P17"><text:s text:c="16"/>/* nothing */</text:p>
      <text:p text:style-name="P17"><text:s text:c="16"/>break;</text:p>
      <text:p text:style-name="P17"><text:s text:c="8"/>}</text:p>
      <text:p text:style-name="P17"></text:p>
      <text:p text:style-name="P17"><text:s text:c="8"/>if (__buffer_in_use(q, vb))</text:p>
      <text:p text:style-name="P17"><text:s text:c="16"/>b-&gt;flags |= V4L2_BUF_FLAG_MAPPED;</text:p>
      <text:p text:style-name="P17">}</text:p>
      <text:p text:style-name="P17"/>
      <text:p text:style-name="P9"/>
      <text:h text:style-name="Heading_20_2" text:outline-level="2"><text:bookmark-start text:name="__RefHeading__129_782401875"/>Step 7: <text:s/>vb2_ioctl_qbuf<text:bookmark-end text:name="__RefHeading__129_782401875"/></text:h>
      <text:p text:style-name="P9"/>
      <text:p text:style-name="P9">int vb2_ioctl_qbuf(struct file *file, void *priv, struct v4l2_buffer *p)</text:p>
      <text:p text:style-name="P17">{ <text:s text:c="6"/></text:p>
      <text:p text:style-name="P17"><text:s text:c="8"/>struct video_device *vdev = video_devdata(file);</text:p>
      <text:p text:style-name="P17"><text:s text:c="8"/></text:p>
      <text:p text:style-name="P17"><text:s text:c="8"/>if (vb2_queue_is_busy(vdev, file))</text:p>
      <text:p text:style-name="P17"><text:s text:c="16"/>return -EBUSY;</text:p>
      <text:p text:style-name="P17"><text:s text:c="8"/>return vb2_qbuf(vdev-&gt;queue, p);</text:p>
      <text:p text:style-name="P17">}</text:p>
      <text:p text:style-name="P17">EXPORT_SYMBOL_GPL(vb2_ioctl_qbuf);</text:p>
      <text:p text:style-name="P17"/>
      <text:p text:style-name="P17">int vb2_qbuf(struct vb2_queue *q, struct v4l2_buffer *b)</text:p>
      <text:p text:style-name="P17">{</text:p>
      <text:p text:style-name="P17"><text:s text:c="8"/>if (vb2_fileio_is_active(q)) {</text:p>
      <text:p text:style-name="P17"><text:s text:c="16"/>dprintk(1, "file io in progress\n");</text:p>
      <text:p text:style-name="P17"><text:s text:c="16"/>return -EBUSY;</text:p>
      <text:p text:style-name="P17"><text:s text:c="8"/>}</text:p>
      <text:p text:style-name="P17"></text:p>
      <text:p text:style-name="P17"><text:s text:c="8"/>return vb2_internal_qbuf(q, b);</text:p>
      <text:p text:style-name="P17">}</text:p>
      <text:p text:style-name="P17">EXPORT_SYMBOL_GPL(vb2_qbuf);</text:p>
      <text:p text:style-name="P17"/>
      <text:p text:style-name="P17"/>
      <text:p text:style-name="P17">static int vb2_internal_qbuf(struct vb2_queue *q, struct v4l2_buffer *b)</text:p>
      <text:p text:style-name="P17">{</text:p>
      <text:p text:style-name="P17"><text:s text:c="8"/>int ret = vb2_queue_or_prepare_buf(q, b, "qbuf");</text:p>
      <text:p text:style-name="P17"><text:s text:c="8"/>struct vb2_buffer *vb;</text:p>
      <text:p text:style-name="P17"></text:p>
      <text:p text:style-name="P17"><text:s text:c="8"/>if (ret)</text:p>
      <text:p text:style-name="P17"><text:s text:c="16"/>return ret;</text:p>
      <text:p text:style-name="P17"></text:p>
      <text:p text:style-name="P17"><text:soft-page-break/><text:s text:c="8"/>vb = q-&gt;bufs[b-&gt;index];</text:p>
      <text:p text:style-name="P17"><text:s text:c="8"/>switch (vb-&gt;state) {</text:p>
      <text:p text:style-name="P17"><text:s text:c="8"/>case VB2_BUF_STATE_DEQUEUED:</text:p>
      <text:p text:style-name="P17"><text:s text:c="16"/>ret = __buf_prepare(vb, b);</text:p>
      <text:p text:style-name="P17"><text:s text:c="16"/>if (ret)</text:p>
      <text:p text:style-name="P17"><text:s text:c="24"/>return ret;</text:p>
      <text:p text:style-name="P17"><text:s text:c="16"/>break;</text:p>
      <text:p text:style-name="P17"><text:s text:c="8"/>case VB2_BUF_STATE_PREPARED:</text:p>
      <text:p text:style-name="P17"><text:s text:c="16"/>break;</text:p>
      <text:p text:style-name="P17"><text:s text:c="8"/>case VB2_BUF_STATE_PREPARING:</text:p>
      <text:p text:style-name="P17"><text:s text:c="16"/>dprintk(1, "buffer still being prepared\n");</text:p>
      <text:p text:style-name="P17"><text:s text:c="16"/>return -EINVAL;</text:p>
      <text:p text:style-name="P17"><text:s text:c="8"/>default:</text:p>
      <text:p text:style-name="P17"><text:s text:c="16"/>dprintk(1, "invalid buffer state %d\n", vb-&gt;state);</text:p>
      <text:p text:style-name="P17"><text:s text:c="16"/>return -EINVAL;</text:p>
      <text:p text:style-name="P17"><text:s text:c="8"/>}</text:p>
      <text:p text:style-name="P17"></text:p>
      <text:p text:style-name="P17"><text:s text:c="8"/>/*</text:p>
      <text:p text:style-name="P17"><text:s text:c="9"/>* Add to the queued buffers list, a buffer will stay on it until</text:p>
      <text:p text:style-name="P17"><text:s text:c="9"/>* dequeued in dqbuf.</text:p>
      <text:p text:style-name="P17"><text:s text:c="9"/>*/</text:p>
      <text:p text:style-name="P17"><text:s text:c="8"/>list_add_tail(&amp;vb-&gt;queued_entry, &amp;q-&gt;queued_list);</text:p>
      <text:p text:style-name="P17"><text:s text:c="8"/>q-&gt;queued_count++;</text:p>
      <text:p text:style-name="P17"><text:s text:c="8"/>q-&gt;waiting_for_buffers = false;</text:p>
      <text:p text:style-name="P17"><text:s text:c="8"/><text:span text:style-name="T1">vb-&gt;state = VB2_BUF_STATE_QUEUED;</text:span></text:p>
      <text:p text:style-name="P17"/>
      <text:p text:style-name="P17"><text:s text:c="8"/>/*</text:p>
      <text:p text:style-name="P17"><text:s text:c="9"/>* If already streaming, give the buffer to driver for processing.</text:p>
      <text:p text:style-name="P17"><text:s text:c="9"/>* If not, the buffer will be given to driver on next streamon.</text:p>
      <text:p text:style-name="P17"><text:s text:c="9"/>*/</text:p>
      <text:p text:style-name="P17"><text:s text:c="8"/>if (q-&gt;start_streaming_called)</text:p>
      <text:p text:style-name="P17"><text:s text:c="16"/>__enqueue_in_driver(vb);</text:p>
      <text:p text:style-name="P17"></text:p>
      <text:p text:style-name="P17"><text:s text:c="8"/>/* Fill buffer information for the userspace */</text:p>
      <text:p text:style-name="P17"><text:s text:c="8"/>__fill_v4l2_buffer(vb, b);</text:p>
      <text:p text:style-name="P17"></text:p>
      <text:p text:style-name="P17"><text:s text:c="8"/>/*</text:p>
      <text:p text:style-name="P17"><text:s text:c="9"/>* If streamon has been called, and we haven't yet called</text:p>
      <text:p text:style-name="P17"><text:s text:c="9"/>* start_streaming() since not enough buffers were queued, and</text:p>
      <text:p text:style-name="P17"><text:s text:c="9"/>* we now have reached the minimum number of queued buffers,</text:p>
      <text:p text:style-name="P17"><text:s text:c="9"/>* then we can finally call start_streaming().</text:p>
      <text:p text:style-name="P17"><text:s text:c="9"/>*/</text:p>
      <text:p text:style-name="P17"><text:s text:c="8"/>if (q-&gt;streaming &amp;&amp; !q-&gt;start_streaming_called &amp;&amp;</text:p>
      <text:p text:style-name="P17"><text:s text:c="12"/>q-&gt;queued_count &gt;= q-&gt;min_buffers_needed) {</text:p>
      <text:p text:style-name="P17"><text:s text:c="16"/>ret = vb2_start_streaming(q);</text:p>
      <text:p text:style-name="P17"><text:s text:c="16"/>if (ret)</text:p>
      <text:p text:style-name="P17"><text:s text:c="24"/>return ret;</text:p>
      <text:p text:style-name="P17"><text:s text:c="8"/>}</text:p>
      <text:p text:style-name="P17"></text:p>
      <text:p text:style-name="P17"><text:soft-page-break/><text:s text:c="8"/>dprintk(1, "qbuf of buffer %d succeeded\n", vb-&gt;v4l2_buf.index);</text:p>
      <text:p text:style-name="P17"><text:s text:c="8"/>return 0;</text:p>
      <text:p text:style-name="P17">}</text:p>
      <text:p text:style-name="P17"/>
      <text:h text:style-name="Heading_20_2" text:outline-level="2"><text:bookmark-start text:name="__RefHeading__131_782401875"/>Step <text:span text:style-name="T8">8</text:span>: <text:s/>vb2_ioctl_<text:span text:style-name="T7">d</text:span>qbuf<text:bookmark-end text:name="__RefHeading__131_782401875"/></text:h>
      <text:p text:style-name="Text_20_body"/>
      <text:p text:style-name="Standard">int vb2_ioctl_dqbuf(struct file *file, void *priv, struct v4l2_buffer *p)</text:p>
      <text:p text:style-name="Standard">{</text:p>
      <text:p text:style-name="Standard"><text:s text:c="8"/>struct video_device *vdev = video_devdata(file);</text:p>
      <text:p text:style-name="Standard"><text:s/></text:p>
      <text:p text:style-name="Standard"><text:s text:c="8"/>if (vb2_queue_is_busy(vdev, file))</text:p>
      <text:p text:style-name="Standard"><text:s text:c="16"/>return -EBUSY;</text:p>
      <text:p text:style-name="Standard"><text:s text:c="8"/>return vb2_dqbuf(vdev-&gt;queue, p, file-&gt;f_flags &amp; O_NONBLOCK);</text:p>
      <text:p text:style-name="Standard">}</text:p>
      <text:p text:style-name="Standard">EXPORT_SYMBOL_GPL(vb2_ioctl_dqbuf);</text:p>
      <text:p text:style-name="Standard"/>
      <text:p text:style-name="P19">int vb2_dqbuf(struct vb2_queue *q, struct v4l2_buffer *b, bool nonblocking)</text:p>
      <text:p text:style-name="P19">{</text:p>
      <text:p text:style-name="P19"><text:s text:c="8"/>if (vb2_fileio_is_active(q)) {</text:p>
      <text:p text:style-name="P19"><text:s text:c="16"/>dprintk(1, "file io in progress\n");</text:p>
      <text:p text:style-name="P19"><text:s text:c="16"/>return -EBUSY;</text:p>
      <text:p text:style-name="P19"><text:s text:c="8"/>}</text:p>
      <text:p text:style-name="P19"><text:s text:c="8"/>return vb2_internal_dqbuf(q, b, nonblocking);</text:p>
      <text:p text:style-name="P19">}</text:p>
      <text:p text:style-name="P19">EXPORT_SYMBOL_GPL(vb2_dqbuf);</text:p>
      <text:p text:style-name="P19"/>
      <text:p text:style-name="P19"/>
      <text:p text:style-name="P19">static int vb2_internal_dqbuf(struct vb2_queue *q, struct v4l2_buffer *b, bool nonblocking)</text:p>
      <text:p text:style-name="P19">{</text:p>
      <text:p text:style-name="P19"><text:s text:c="8"/>struct vb2_buffer *vb = NULL;</text:p>
      <text:p text:style-name="P19"><text:s text:c="8"/>int ret;</text:p>
      <text:p text:style-name="P19"></text:p>
      <text:p text:style-name="P19"><text:s text:c="8"/>if (b-&gt;type != q-&gt;type) {</text:p>
      <text:p text:style-name="P19"><text:s text:c="16"/>dprintk(1, "invalid buffer type\n");</text:p>
      <text:p text:style-name="P19"><text:s text:c="16"/>return -EINVAL;</text:p>
      <text:p text:style-name="P19"><text:s text:c="8"/>}</text:p>
      <text:p text:style-name="P19"><text:s text:c="8"/>ret = __vb2_get_done_vb(q, &amp;vb, b, nonblocking);</text:p>
      <text:p text:style-name="P19"><text:s text:c="8"/>if (ret &lt; 0)</text:p>
      <text:p text:style-name="P19"><text:s text:c="16"/>return ret;</text:p>
      <text:p text:style-name="P19"></text:p>
      <text:p text:style-name="P19"><text:s text:c="8"/>switch (vb-&gt;state) {</text:p>
      <text:p text:style-name="P19"><text:s text:c="8"/><text:span text:style-name="T1">case VB2_BUF_STATE_DONE:</text:span></text:p>
      <text:p text:style-name="P19"><text:s text:c="16"/>dprintk(3, "returning done buffer\n");</text:p>
      <text:p text:style-name="P19"><text:s text:c="16"/>break;</text:p>
      <text:p text:style-name="P19"><text:s text:c="8"/>case VB2_BUF_STATE_ERROR:</text:p>
      <text:p text:style-name="P19"><text:s text:c="16"/>dprintk(3, "returning done buffer with errors\n");</text:p>
      <text:p text:style-name="P19"><text:soft-page-break/><text:s text:c="16"/>break;</text:p>
      <text:p text:style-name="P19"><text:s text:c="8"/>default:</text:p>
      <text:p text:style-name="P19"><text:s text:c="16"/>dprintk(1, "invalid buffer state\n");</text:p>
      <text:p text:style-name="P19"><text:s text:c="16"/>return -EINVAL;</text:p>
      <text:p text:style-name="P19"><text:s text:c="8"/>}</text:p>
      <text:p text:style-name="P19"></text:p>
      <text:p text:style-name="P19"><text:s text:c="8"/><text:span text:style-name="T1">call_void_vb_qop(vb, buf_finish, vb);</text:span></text:p>
      <text:p text:style-name="P19"></text:p>
      <text:p text:style-name="P19"><text:s text:c="9"/>/* Fill buffer information for the userspace */</text:p>
      <text:p text:style-name="P19"><text:s text:c="8"/>__fill_v4l2_buffer(vb, b);</text:p>
      <text:p text:style-name="P19"><text:s text:c="8"/>/* Remove from videobuf queue */</text:p>
      <text:p text:style-name="P19"><text:s text:c="8"/>list_del(&amp;vb-&gt;queued_entry);</text:p>
      <text:p text:style-name="P19"><text:s text:c="8"/>q-&gt;queued_count--;</text:p>
      <text:p text:style-name="P19"><text:s text:c="8"/>/* go back to dequeued state */</text:p>
      <text:p text:style-name="P19"><text:s text:c="8"/>__vb2_dqbuf(vb);</text:p>
      <text:p text:style-name="P19"></text:p>
      <text:p text:style-name="P19"><text:s text:c="8"/>dprintk(1, "dqbuf of buffer %d, with state %d\n",</text:p>
      <text:p text:style-name="P19"><text:s text:c="24"/>vb-&gt;v4l2_buf.index, vb-&gt;state);</text:p>
      <text:p text:style-name="P19"></text:p>
      <text:p text:style-name="P19"><text:s text:c="2"/><text:span text:style-name="T1"><text:s text:c="6"/>/*</text:span></text:p>
      <text:p text:style-name="P11"><text:s text:c="9"/>* After calling the VIDIOC_DQBUF V4L2_BUF_FLAG_DONE must be</text:p>
      <text:p text:style-name="P11"><text:s text:c="9"/>* cleared.</text:p>
      <text:p text:style-name="P11"><text:s text:c="9"/>*/</text:p>
      <text:p text:style-name="P11"><text:s text:c="8"/>b-&gt;flags &amp;= ~V4L2_BUF_FLAG_DONE;</text:p>
      <text:p text:style-name="P19"><text:s text:c="8"/>return 0;</text:p>
      <text:p text:style-name="P19">}</text:p>
      <text:p text:style-name="P19"/>
      <text:p text:style-name="P19"/>
      <text:p text:style-name="P19"/>
      <text:p text:style-name="P19"/>
      <text:p text:style-name="P19">/**</text:p>
      <text:p text:style-name="P19"><text:s/>* __vb2_dqbuf() - bring back the buffer to the DEQUEUED state</text:p>
      <text:p text:style-name="P19"><text:s/>*/</text:p>
      <text:p text:style-name="P19">static void __vb2_dqbuf(struct vb2_buffer *vb)</text:p>
      <text:p text:style-name="P19">{</text:p>
      <text:p text:style-name="P19"><text:s text:c="8"/>struct vb2_queue *q = vb-&gt;vb2_queue;</text:p>
      <text:p text:style-name="P19"><text:s text:c="8"/>unsigned int i;</text:p>
      <text:p text:style-name="P19"></text:p>
      <text:p text:style-name="P19"><text:s text:c="8"/>/* nothing to do if the buffer is already dequeued */</text:p>
      <text:p text:style-name="P19"><text:s text:c="8"/>if (vb-&gt;state == VB2_BUF_STATE_DEQUEUED)</text:p>
      <text:p text:style-name="P19"><text:s text:c="16"/>return;</text:p>
      <text:p text:style-name="P19"></text:p>
      <text:p text:style-name="P19"><text:s text:c="8"/>vb-&gt;state = VB2_BUF_STATE_DEQUEUED;</text:p>
      <text:p text:style-name="P19"></text:p>
      <text:p text:style-name="P19"><text:s text:c="8"/>/* unmap DMABUF buffer */</text:p>
      <text:p text:style-name="P19"><text:s text:c="8"/>if (q-&gt;memory == V4L2_MEMORY_DMABUF)</text:p>
      <text:p text:style-name="P19"><text:s text:c="16"/>for (i = 0; i &lt; vb-&gt;num_planes; ++i) {</text:p>
      <text:p text:style-name="P19"><text:s text:c="24"/>if (!vb-&gt;planes[i].dbuf_mapped)</text:p>
      <text:p text:style-name="P19"><text:s text:c="32"/>continue;</text:p>
      <text:p text:style-name="P19"><text:soft-page-break/><text:s text:c="24"/>call_void_memop(vb, unmap_dmabuf, vb-&gt;planes[i].mem_priv);</text:p>
      <text:p text:style-name="P19"><text:s text:c="24"/>vb-&gt;planes[i].dbuf_mapped = 0;</text:p>
      <text:p text:style-name="P19"><text:s text:c="16"/>}</text:p>
      <text:p text:style-name="P19">}</text:p>
      <text:p text:style-name="P19"/>
      <text:p text:style-name="P19"/>
      <text:h text:style-name="P30" text:outline-level="2"><text:bookmark-start text:name="__RefHeading__133_782401875"/>Step 9: <text:s/>vb2_ioctl_streamon<text:bookmark-end text:name="__RefHeading__133_782401875"/></text:h>
      <text:p text:style-name="P28"/>
      <text:p text:style-name="P20">int vb2_ioctl_streamon(struct file *file, void *priv, enum v4l2_buf_type i)</text:p>
      <text:p text:style-name="P20">{</text:p>
      <text:p text:style-name="P20"><text:s text:c="8"/>struct video_device *vdev = video_devdata(file);</text:p>
      <text:p text:style-name="P20"><text:s/></text:p>
      <text:p text:style-name="P20"><text:s text:c="8"/>if (vb2_queue_is_busy(vdev, file))</text:p>
      <text:p text:style-name="P20"><text:s text:c="16"/>return -EBUSY;</text:p>
      <text:p text:style-name="P20"><text:s text:c="8"/>return vb2_streamon(vdev-&gt;queue, i);</text:p>
      <text:p text:style-name="P20">}</text:p>
      <text:p text:style-name="P20">EXPORT_SYMBOL_GPL(vb2_ioctl_streamon);</text:p>
      <text:p text:style-name="P20"/>
      <text:p text:style-name="P21">int vb2_streamon(struct vb2_queue *q, enum v4l2_buf_type type)</text:p>
      <text:p text:style-name="P21">{</text:p>
      <text:p text:style-name="P21"><text:s text:c="8"/>if (vb2_fileio_is_active(q)) {</text:p>
      <text:p text:style-name="P21"><text:s text:c="16"/>dprintk(1, "file io in progress\n");</text:p>
      <text:p text:style-name="P21"><text:s text:c="16"/>return -EBUSY;</text:p>
      <text:p text:style-name="P21"><text:s text:c="8"/>}</text:p>
      <text:p text:style-name="P21"><text:s text:c="8"/>return vb2_internal_streamon(q, type);</text:p>
      <text:p text:style-name="P21">}</text:p>
      <text:p text:style-name="P21">EXPORT_SYMBOL_GPL(vb2_streamon);</text:p>
      <text:p text:style-name="P21"/>
      <text:p text:style-name="P22">static int vb2_internal_streamon(struct vb2_queue *q, enum v4l2_buf_type type)</text:p>
      <text:p text:style-name="P22">{</text:p>
      <text:p text:style-name="P22"><text:s text:c="8"/>int ret;</text:p>
      <text:p text:style-name="P22"></text:p>
      <text:p text:style-name="P22"><text:s text:c="8"/>if (type != q-&gt;type) {</text:p>
      <text:p text:style-name="P22"><text:s text:c="16"/>dprintk(1, "invalid stream type\n");</text:p>
      <text:p text:style-name="P22"><text:s text:c="16"/>return -EINVAL;</text:p>
      <text:p text:style-name="P22"><text:s text:c="8"/>}</text:p>
      <text:p text:style-name="P22"></text:p>
      <text:p text:style-name="P22"><text:s text:c="8"/>if (q-&gt;streaming) {</text:p>
      <text:p text:style-name="P22"><text:s text:c="16"/>dprintk(3, "already streaming\n");</text:p>
      <text:p text:style-name="P22"><text:s text:c="16"/>return 0;</text:p>
      <text:p text:style-name="P22"><text:s text:c="8"/>}</text:p>
      <text:p text:style-name="P22"></text:p>
      <text:p text:style-name="P22"><text:s text:c="8"/>if (!q-&gt;num_buffers) {</text:p>
      <text:p text:style-name="P22"><text:s text:c="16"/>dprintk(1, "no buffers have been allocated\n");</text:p>
      <text:p text:style-name="P22"><text:s text:c="16"/>return -EINVAL;</text:p>
      <text:p text:style-name="P22"><text:s text:c="8"/>}</text:p>
      <text:p text:style-name="P22"><text:soft-page-break/></text:p>
      <text:p text:style-name="P22"><text:s text:c="8"/>if (q-&gt;num_buffers &lt; q-&gt;min_buffers_needed) {</text:p>
      <text:p text:style-name="P22"><text:s text:c="16"/>dprintk(1, "need at least %u allocated buffers\n",</text:p>
      <text:p text:style-name="P22"><text:s text:c="32"/>q-&gt;min_buffers_needed);</text:p>
      <text:p text:style-name="P22"><text:s text:c="16"/>return -EINVAL;</text:p>
      <text:p text:style-name="P22"><text:s text:c="8"/>}</text:p>
      <text:p text:style-name="P22"><text:s text:c="8"/>/*</text:p>
      <text:p text:style-name="P22"><text:s text:c="9"/>* Tell driver to start streaming provided sufficient buffers</text:p>
      <text:p text:style-name="P22"><text:s text:c="9"/>* are available.</text:p>
      <text:p text:style-name="P22"><text:s text:c="9"/>*/</text:p>
      <text:p text:style-name="P22"><text:s text:c="8"/>if (q-&gt;queued_count &gt;= q-&gt;min_buffers_needed) {</text:p>
      <text:p text:style-name="P22"><text:s text:c="16"/>ret = vb2_start_streaming(q);</text:p>
      <text:p text:style-name="P22"><text:s text:c="16"/>if (ret)</text:p>
      <text:p text:style-name="P22"><text:s text:c="24"/>return ret;</text:p>
      <text:p text:style-name="P22"><text:s text:c="8"/>}</text:p>
      <text:p text:style-name="P22"></text:p>
      <text:p text:style-name="P22"><text:s text:c="8"/>q-&gt;streaming = 1;</text:p>
      <text:p text:style-name="P22"></text:p>
      <text:p text:style-name="P22"><text:s text:c="8"/>dprintk(3, "successful\n");</text:p>
      <text:p text:style-name="P22"><text:s text:c="8"/>return 0;</text:p>
      <text:p text:style-name="P22">}</text:p>
      <text:p text:style-name="P22"></text:p>
      <text:p text:style-name="P23">static int vb2_start_streaming(struct vb2_queue *q)</text:p>
      <text:p text:style-name="P23">{</text:p>
      <text:p text:style-name="P23"><text:s text:c="8"/>struct vb2_buffer *vb;</text:p>
      <text:p text:style-name="P23"><text:s text:c="8"/>int ret;</text:p>
      <text:p text:style-name="P23"></text:p>
      <text:p text:style-name="P23"><text:s text:c="8"/>/*</text:p>
      <text:p text:style-name="P23"><text:s text:c="9"/>* If any buffers were queued before streamon,</text:p>
      <text:p text:style-name="P23"><text:s text:c="9"/>* we can now pass them to driver for processing.</text:p>
      <text:p text:style-name="P23"><text:s text:c="9"/>*/</text:p>
      <text:p text:style-name="P23"><text:s text:c="8"/>list_for_each_entry(vb, &amp;q-&gt;queued_list, queued_entry)</text:p>
      <text:p text:style-name="P23"><text:s text:c="16"/>__enqueue_in_driver(vb);</text:p>
      <text:p text:style-name="P23"></text:p>
      <text:p text:style-name="P23"><text:s text:c="8"/>/* Tell the driver to start streaming */</text:p>
      <text:p text:style-name="P23"><text:s text:c="8"/>q-&gt;start_streaming_called = 1;</text:p>
      <text:p text:style-name="P23"><text:s text:c="8"/>ret = call_qop(q, <text:span text:style-name="T1">start_streaming</text:span>, q,</text:p>
      <text:p text:style-name="P23"><text:s text:c="23"/>atomic_read(&amp;q-&gt;owned_by_drv_count));</text:p>
      <text:p text:style-name="P23"><text:s text:c="8"/>if (!ret)</text:p>
      <text:p text:style-name="P23"><text:s text:c="16"/>return 0;</text:p>
      <text:p text:style-name="P23">}</text:p>
      <text:p text:style-name="P23"/>
      <text:p text:style-name="P24">static void __enqueue_in_driver(struct vb2_buffer *vb)</text:p>
      <text:p text:style-name="P24">{</text:p>
      <text:p text:style-name="P24"><text:s text:c="8"/>struct vb2_queue *q = vb-&gt;vb2_queue;</text:p>
      <text:p text:style-name="P24"><text:s text:c="8"/>unsigned int plane;</text:p>
      <text:p text:style-name="P24"></text:p>
      <text:p text:style-name="P24"><text:s text:c="8"/>vb-&gt;state = <text:span text:style-name="T1">VB2_BUF_STATE_ACTIVE;</text:span></text:p>
      <text:p text:style-name="P24"><text:s text:c="8"/>atomic_inc(&amp;q-&gt;owned_by_drv_count);</text:p>
      <text:p text:style-name="P24"><text:soft-page-break/></text:p>
      <text:p text:style-name="P24"><text:s text:c="8"/>/* sync buffers */</text:p>
      <text:p text:style-name="P24"><text:s text:c="8"/>for (plane = 0; plane &lt; vb-&gt;num_planes; ++plane)</text:p>
      <text:p text:style-name="P24"><text:s text:c="16"/>call_void_memop(vb, prepare, vb-&gt;planes[plane].mem_priv);</text:p>
      <text:p text:style-name="P24"></text:p>
      <text:p text:style-name="P24"><text:s text:c="8"/>call_void_vb_qop(vb, <text:span text:style-name="T1">buf_queue</text:span>, vb);</text:p>
      <text:p text:style-name="P24">}</text:p>
      <text:h text:style-name="P31" text:outline-level="2"><text:bookmark-start text:name="__RefHeading__135_782401875"/>Step 9: <text:s/>vb2_ioctl_streamoff<text:bookmark-end text:name="__RefHeading__135_782401875"/></text:h>
      <text:p text:style-name="P29"/>
      <text:p text:style-name="Standard">int vb2_ioctl_streamoff(struct file *file, void *priv, enum v4l2_buf_type i)</text:p>
      <text:p text:style-name="Standard">{</text:p>
      <text:p text:style-name="Standard"><text:s text:c="8"/>struct video_device *vdev = video_devdata(file);</text:p>
      <text:p text:style-name="Standard"><text:s/></text:p>
      <text:p text:style-name="Standard"><text:s text:c="8"/>if (vb2_queue_is_busy(vdev, file))</text:p>
      <text:p text:style-name="Standard"><text:s text:c="16"/>return -EBUSY;</text:p>
      <text:p text:style-name="Standard"><text:s text:c="8"/>return vb2_streamoff(vdev-&gt;queue, i);</text:p>
      <text:p text:style-name="Standard">}</text:p>
      <text:p text:style-name="Standard">EXPORT_SYMBOL_GPL(vb2_ioctl_streamoff);</text:p>
      <text:p text:style-name="Standard"/>
      <text:p text:style-name="P24">int vb2_streamoff(struct vb2_queue *q, enum v4l2_buf_type type)</text:p>
      <text:p text:style-name="P24">{</text:p>
      <text:p text:style-name="P24"><text:s text:c="8"/>if (vb2_fileio_is_active(q)) {</text:p>
      <text:p text:style-name="P24"><text:s text:c="16"/>dprintk(1, "file io in progress\n");</text:p>
      <text:p text:style-name="P24"><text:s text:c="16"/>return -EBUSY;</text:p>
      <text:p text:style-name="P24"><text:s text:c="8"/>}</text:p>
      <text:p text:style-name="P24"><text:s text:c="8"/>return vb2_internal_streamoff(q, type);</text:p>
      <text:p text:style-name="P24">}</text:p>
      <text:p text:style-name="P24">EXPORT_SYMBOL_GPL(vb2_streamoff);</text:p>
      <text:p text:style-name="P24"/>
      <text:p text:style-name="P24">static int vb2_internal_streamoff(struct vb2_queue *q, enum v4l2_buf_type type)</text:p>
      <text:p text:style-name="P24">{</text:p>
      <text:p text:style-name="P24"><text:s text:c="8"/>if (type != q-&gt;type) {</text:p>
      <text:p text:style-name="P24"><text:s text:c="16"/>dprintk(1, "invalid stream type\n");</text:p>
      <text:p text:style-name="P24"><text:s text:c="16"/>return -EINVAL;</text:p>
      <text:p text:style-name="P24"><text:s text:c="8"/>}</text:p>
      <text:p text:style-name="P24"></text:p>
      <text:p text:style-name="P24"><text:s text:c="8"/>/*</text:p>
      <text:p text:style-name="P24"><text:s text:c="9"/>* Cancel will pause streaming and remove all buffers from the driver</text:p>
      <text:p text:style-name="P24"><text:s text:c="9"/>* and videobuf, effectively returning control over them to userspace.</text:p>
      <text:p text:style-name="P24"><text:s text:c="9"/>*</text:p>
      <text:p text:style-name="P24"><text:s text:c="9"/>* Note that we do this even if q-&gt;streaming == 0: if you prepare or</text:p>
      <text:p text:style-name="P24"><text:s text:c="9"/>* queue buffers, and then call streamoff without ever having called</text:p>
      <text:p text:style-name="P24"><text:s text:c="9"/>* streamon, you would still expect those buffers to be returned to</text:p>
      <text:p text:style-name="P24"><text:s text:c="9"/>* their normal dequeued state.</text:p>
      <text:p text:style-name="P24"><text:s text:c="9"/>*/</text:p>
      <text:p text:style-name="P24"><text:s text:c="8"/>__vb2_queue_cancel(q);</text:p>
      <text:p text:style-name="P24"><text:soft-page-break/><text:s text:c="8"/>q-&gt;waiting_for_buffers = !V4L2_TYPE_IS_OUTPUT(q-&gt;type);</text:p>
      <text:p text:style-name="P24"></text:p>
      <text:p text:style-name="P24"><text:s text:c="8"/>dprintk(3, "successful\n");</text:p>
      <text:p text:style-name="P24"><text:s text:c="8"/>return 0;</text:p>
      <text:p text:style-name="P24">}</text:p>
      <text:p text:style-name="P24"/>
      <text:p text:style-name="P25">static void __vb2_queue_cancel(struct vb2_queue *q)</text:p>
      <text:p text:style-name="P25">{</text:p>
      <text:p text:style-name="P25"><text:s text:c="8"/>unsigned int i;</text:p>
      <text:p text:style-name="P25"></text:p>
      <text:p text:style-name="P25"><text:s text:c="8"/>/*</text:p>
      <text:p text:style-name="P25"><text:s text:c="9"/>* Tell driver to stop all transactions and release all queued</text:p>
      <text:p text:style-name="P25"><text:s text:c="9"/>* buffers.</text:p>
      <text:p text:style-name="P25"><text:s text:c="9"/>*/</text:p>
      <text:p text:style-name="P25"><text:s text:c="8"/>if (q-&gt;start_streaming_called)</text:p>
      <text:p text:style-name="P25"><text:s text:c="16"/>call_void_qop(q, stop_streaming, q);</text:p>
      <text:p text:style-name="P25"></text:p>
      <text:p text:style-name="P25"><text:s text:c="8"/>if (WARN_ON(atomic_read(&amp;q-&gt;owned_by_drv_count))) {</text:p>
      <text:p text:style-name="P25"><text:s text:c="16"/>for (i = 0; i &lt; q-&gt;num_buffers; ++i)</text:p>
      <text:p text:style-name="P25"><text:s text:c="24"/>if (q-&gt;bufs[i]-&gt;state == VB2_BUF_STATE_ACTIVE)</text:p>
      <text:p text:style-name="P25"><text:s text:c="32"/>vb2_buffer_done(q-&gt;bufs[i], VB2_BUF_STATE_ERROR);</text:p>
      <text:p text:style-name="P25"><text:s text:c="16"/>/* Must be zero now */</text:p>
      <text:p text:style-name="P25"><text:s text:c="16"/>WARN_ON(atomic_read(&amp;q-&gt;owned_by_drv_count));</text:p>
      <text:p text:style-name="P25"><text:s text:c="8"/>}</text:p>
      <text:p text:style-name="P25"></text:p>
      <text:p text:style-name="P25"><text:s text:c="8"/>q-&gt;streaming = 0;</text:p>
      <text:p text:style-name="P25"><text:s text:c="8"/>q-&gt;start_streaming_called = 0;</text:p>
      <text:p text:style-name="P25"><text:s text:c="8"/>q-&gt;queued_count = 0;</text:p>
      <text:p text:style-name="P25"/>
      <text:p text:style-name="P26">/*</text:p>
      <text:p text:style-name="P26"><text:s text:c="9"/>* Remove all buffers from videobuf's list...</text:p>
      <text:p text:style-name="P26"><text:s text:c="9"/>*/</text:p>
      <text:p text:style-name="P26"><text:s text:c="8"/>INIT_LIST_HEAD(&amp;q-&gt;queued_list);</text:p>
      <text:p text:style-name="P26"><text:s text:c="8"/>/*</text:p>
      <text:p text:style-name="P26"><text:s text:c="9"/>* ...and done list; userspace will not receive any buffers it</text:p>
      <text:p text:style-name="P26"><text:s text:c="9"/>* has not already dequeued before initiating cancel.</text:p>
      <text:p text:style-name="P26"><text:s text:c="9"/>*/</text:p>
      <text:p text:style-name="P26"><text:s text:c="8"/>INIT_LIST_HEAD(&amp;q-&gt;done_list);</text:p>
      <text:p text:style-name="P26"><text:s text:c="8"/>atomic_set(&amp;q-&gt;owned_by_drv_count, 0);</text:p>
      <text:p text:style-name="P26"><text:s text:c="8"/>wake_up_all(&amp;q-&gt;done_wq);</text:p>
      <text:p text:style-name="P26"></text:p>
      <text:p text:style-name="P26"><text:s text:c="8"/>/*</text:p>
      <text:p text:style-name="P26"><text:s text:c="9"/>* Reinitialize all buffers for next use.</text:p>
      <text:p text:style-name="P26"><text:s text:c="9"/>* Make sure to call buf_finish for any queued buffers. Normally</text:p>
      <text:p text:style-name="P26"><text:s text:c="9"/>* that's done in dqbuf, but that's not going to happen when we</text:p>
      <text:p text:style-name="P26"><text:s text:c="9"/>* cancel the whole queue. Note: this code belongs here, not in</text:p>
      <text:p text:style-name="P26"><text:s text:c="9"/>* __vb2_dqbuf() since in vb2_internal_dqbuf() there is a critical</text:p>
      <text:p text:style-name="P26"><text:s text:c="9"/>* call to __fill_v4l2_buffer() after buf_finish(). That order can't</text:p>
      <text:p text:style-name="P26"><text:s text:c="9"/>* be changed, so we can't move the buf_finish() to __vb2_dqbuf().</text:p>
      <text:p text:style-name="P26"><text:soft-page-break/><text:s text:c="9"/>*/</text:p>
      <text:p text:style-name="P26"><text:s text:c="8"/>for (i = 0; i &lt; q-&gt;num_buffers; ++i) {</text:p>
      <text:p text:style-name="P26"><text:s text:c="16"/>struct vb2_buffer *vb = q-&gt;bufs[i];</text:p>
      <text:p text:style-name="P26"></text:p>
      <text:p text:style-name="P26"><text:s text:c="16"/>if (vb-&gt;state != VB2_BUF_STATE_DEQUEUED) {</text:p>
      <text:p text:style-name="P26"><text:s text:c="24"/>vb-&gt;state = VB2_BUF_STATE_PREPARED;</text:p>
      <text:p text:style-name="P26"><text:s text:c="24"/>call_void_vb_qop(vb, buf_finish, vb);</text:p>
      <text:p text:style-name="P26"><text:s text:c="16"/>}</text:p>
      <text:p text:style-name="P26"><text:s text:c="16"/>__vb2_dqbuf(vb);</text:p>
      <text:p text:style-name="P26"><text:s text:c="8"/>}</text:p>
      <text:p text:style-name="P26">}</text:p>
      <text:p text:style-name="P27">static void __vb2_dqbuf(struct vb2_buffer *vb)</text:p>
      <text:p text:style-name="P27">{</text:p>
      <text:p text:style-name="P27"><text:s text:c="8"/>struct vb2_queue *q = vb-&gt;vb2_queue;</text:p>
      <text:p text:style-name="P27"><text:s text:c="8"/>unsigned int i;</text:p>
      <text:p text:style-name="P27"></text:p>
      <text:p text:style-name="P27"><text:s text:c="8"/>/* nothing to do if the buffer is already dequeued */</text:p>
      <text:p text:style-name="P27"><text:s text:c="8"/>if (vb-&gt;state == VB2_BUF_STATE_DEQUEUED)</text:p>
      <text:p text:style-name="P27"><text:s text:c="16"/>return;</text:p>
      <text:p text:style-name="P27"></text:p>
      <text:p text:style-name="P27"><text:s text:c="8"/>vb-&gt;state = VB2_BUF_STATE_DEQUEUED;</text:p>
      <text:p text:style-name="P27"></text:p>
      <text:p text:style-name="P27"><text:s text:c="8"/>/* unmap DMABUF buffer */</text:p>
      <text:p text:style-name="P27"><text:s text:c="8"/>if (q-&gt;memory == V4L2_MEMORY_DMABUF)</text:p>
      <text:p text:style-name="P27"><text:s text:c="16"/>for (i = 0; i &lt; vb-&gt;num_planes; ++i) {</text:p>
      <text:p text:style-name="P27"><text:s text:c="24"/>if (!vb-&gt;planes[i].dbuf_mapped)</text:p>
      <text:p text:style-name="P27"><text:s text:c="32"/>continue;</text:p>
      <text:p text:style-name="P27"><text:s text:c="24"/>call_void_memop(vb, unmap_dmabuf, vb-&gt;planes[i].mem_priv);</text:p>
      <text:p text:style-name="P27"><text:s text:c="24"/>vb-&gt;planes[i].dbuf_mapped = 0;</text:p>
      <text:p text:style-name="P27"><text:s text:c="16"/>}</text:p>
      <text:p text:style-name="P27">}</text:p>
      <text:p text:style-name="P27"/>
      <text:p text:style-name="P27"/>
      <text:h text:style-name="Heading_20_2" text:outline-level="2"><text:bookmark-start text:name="__RefHeading__139_782401875"/>Step 10: <text:span text:style-name="T11">Call back </text:span>Table<text:bookmark-end text:name="__RefHeading__139_78240187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8">S. No</text:p>
          </table:table-cell>
          <table:table-cell table:style-name="Table1.A1" office:value-type="string">
            <text:p text:style-name="P36">struct v4l2_ioctl_ops</text:p>
          </table:table-cell>
          <table:table-cell table:style-name="Table1.A1" office:value-type="string">
            <text:p text:style-name="P36">struct vb2_ops </text:p>
            <text:p text:style-name="P36">*ops;</text:p>
            <text:p text:style-name="P36"/>
          </table:table-cell>
          <table:table-cell table:style-name="Table1.A1" office:value-type="string">
            <text:p text:style-name="P34"><text:span text:style-name="T1">struct vb2_mem_ops <text:s text:c="3"/></text:span><text:s text:c="4"/>*mem_ops;</text:p>
          </table:table-cell>
          <table:table-cell table:style-name="Table1.E1" office:value-type="string">
            <text:p text:style-name="P37">Buffer state/flag</text:p>
          </table:table-cell>
        </table:table-row>
        <table:table-row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.vidioc_reqbufs , <text:s/>vb2_ioctl_reqbufs, </text:p>
            <text:p text:style-name="P34">__reqbufs</text:p>
          </table:table-cell>
          <table:table-cell table:style-name="Table1.A2" office:value-type="string">
            <text:p text:style-name="P34">queue_setup,</text:p>
          </table:table-cell>
          <table:table-cell table:style-name="Table1.A2" office:value-type="string">
            <text:p text:style-name="P34">__vb2_queue_alloc</text:p>
          </table:table-cell>
          <table:table-cell table:style-name="Table1.E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4">.vidioc_querybuf, vb2_ioctl_querybuf,vb2_querybuf, __fill_v4l2_buff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VB2_BUF_STATE_PREPARED</text:p>
          </table:table-cell>
        </table:table-row>
        <table:table-row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4">.vidioc_qbuf, vb2_ioctl_qbuf,vb2_qbuf,</text:p>
            <text:p text:style-name="P34">vb2_internal_qbuf, <text:soft-page-break/>__fill_v4l2_buff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VB2_BUF_STATE_QUEUED, V4L2_BUF_FLAG_<text:soft-page-break/>QUEUED</text:p>
          </table:table-cell>
        </table:table-row>
        <table:table-row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5">.vidioc_dqbuf, vb2_ioctl_dqbuf, vb2_dqbuf, <text:span text:style-name="T10">vb2_internal_dqbuf,__vb2_get_done_vb, __vb2_wait_for_done_vb, </text:span></text:p>
            <text:p text:style-name="P39">__vb2_dqbuf</text:p>
          </table:table-cell>
          <table:table-cell table:style-name="Table1.A2" office:value-type="string">
            <text:p text:style-name="P39">buf_finish,</text:p>
            <text:p text:style-name="P40">wait_prepare,</text:p>
            <text:p text:style-name="P40">wait_finish,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9">VB2_BUF_STATE_DONE, V4L2_BUF_FLAG_DONE, VB2_BUF_STATE_DEQUEUED</text:p>
          </table:table-cell>
        </table:table-row>
        <table:table-row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39">.vidioc_streamon,vb2_ioctl_streamon,vb2_streamon, vb2_internal_streamon,vb2_start_streaming, __enqueue_in_driver</text:p>
          </table:table-cell>
          <table:table-cell table:style-name="Table1.A2" office:value-type="string">
            <text:p text:style-name="P39">buf_queue,</text:p>
            <text:p text:style-name="P39">start_streaming,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9">VB2_BUF_STATE_ACTIVE</text:p>
          </table:table-cell>
        </table:table-row>
        <table:table-row>
          <table:table-cell table:style-name="Table1.A2" office:value-type="string">
            <text:p text:style-name="P39">6</text:p>
          </table:table-cell>
          <table:table-cell table:style-name="Table1.A2" office:value-type="string">
            <text:p text:style-name="P39">vidioc_streamoff, vb2_ioctl_streamoff, vb2_streamoff, vb2_internal_streamoff, __vb2_queue_cancel,</text:p>
            <text:p text:style-name="P39">__vb2_dqbuf</text:p>
          </table:table-cell>
          <table:table-cell table:style-name="Table1.A2" office:value-type="string">
            <text:p text:style-name="P39">stop_streaming,</text:p>
            <text:p text:style-name="P39">buf_finish,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9">VB2_BUF_STATE_DEQUEUED, </text:p>
            <text:p text:style-name="P39">VB2_BUF_STATE_PREPARED,</text:p>
            <text:p text:style-name="P39">VB2_BUF_STATE_DEQUEUED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8:33:41.354611367</meta:creation-date>
    <dc:date>2019-10-07T12:13:56.720881189</dc:date>
    <meta:editing-duration>PT3H23M59S</meta:editing-duration>
    <meta:editing-cycles>39</meta:editing-cycles>
    <meta:generator>LibreOffice/4.2.8.2$Linux_X86_64 LibreOffice_project/420m0$Build-2</meta:generator>
    <meta:document-statistic meta:table-count="1" meta:image-count="0" meta:object-count="0" meta:page-count="17" meta:paragraph-count="688" meta:word-count="2193" meta:character-count="23234" meta:non-whitespace-character-count="15878"/>
  </office:meta>
</office:document-meta>
</file>